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6.6979in" fo:margin-left="0in" fo:margin-right="-0.0049in" style:page-number="0" table:align="margins"/>
    </style:style>
    <style:style style:name="Table1.A" style:family="table-column">
      <style:table-column-properties style:column-width="1.9667in" style:rel-column-width="19242*"/>
    </style:style>
    <style:style style:name="Table1.B" style:family="table-column">
      <style:table-column-properties style:column-width="4.7313in" style:rel-column-width="4629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margin-left="0.5in" fo:margin-right="0in" fo:text-indent="0in" style:auto-text-indent="false"/>
      <style:text-properties style:font-name="Courier New" fo:font-size="8pt" style:font-size-asian="8pt" style:font-size-complex="8pt"/>
    </style:style>
    <style:style style:name="P3" style:family="paragraph" style:parent-style-name="Text_20_body">
      <style:text-properties fo:font-style="normal" style:font-style-asian="normal" style:font-style-complex="normal"/>
    </style:style>
    <style:style style:name="P4" style:family="paragraph" style:parent-style-name="Table_20_Contents">
      <style:paragraph-properties fo:margin-top="0in" fo:margin-bottom="0.1701in"/>
    </style:style>
    <style:style style:name="P5" style:family="paragraph" style:parent-style-name="Table_20_Contents">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name="Courier New" fo:font-size="10pt" style:font-size-asian="10pt" style:font-size-complex="10pt"/>
    </style:style>
    <style:style style:name="P9" style:family="paragraph" style:parent-style-name="Heading_20_2">
      <style:text-properties fo:font-style="normal" style:font-style-asian="normal" style:font-style-complex="normal"/>
    </style:style>
    <style:style style:name="P10" style:family="paragraph" style:parent-style-name="Heading_20_1">
      <style:paragraph-properties fo:text-align="center" style:justify-single-word="false"/>
    </style:style>
    <style:style style:name="P11" style:family="paragraph" style:parent-style-name="Table_20_Contents" style:list-style-name="L2"/>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margin-top="0in" fo:margin-bottom="0.1701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32 and 64-bit). It is released under the <text:s/>InterBase Public License for the original code and under the compatible Initial Developers Public License for new software.</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Text_20_body">Lazarus version 0.9.30 and version 2.4.2 of the Free Pascal Compiler. </text:p>
      <text:p text:style-name="Text_20_body">The Firebird 2.x client library should also be installed.</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or cannot be located.</text:p>
      <text:h text:style-name="Heading_20_2" text:outline-level="2">Using the IBX Components</text:h>
      <text:p text:style-name="Text_20_body">The IBX components should behave identically to their Delphi equivalents and many online tutorials are available on how to use them. Some notes on their use are given below, and an example program is also provided. You should be aware of the following issues:</text:p>
      <text:list xml:id="list232404922" text:style-name="L1">
        <text:list-item>
          <text:p text:style-name="P6">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text:soft-page-break/>The TIntegerField type may cause problems when porting code from Delphi to Lazarus. While the TIntegerField” type is present in the Free Pascal RTL, it is defined as an equivalent type to TlongIntField rather than as a distinct type. It is thus not possible to register TintegerField with the Lazarus IDE, and hence it will not recognise this type. There is no obvious work around without fixing the RTL other than changing all occurrences in both .pas and .dfm files to TlongintField.</text:p>
        </text:list-item>
      </text:list>
      <text:p text:style-name="P1">On Linux, this can be automated by running the following two commands in the project root directory:</text:p>
      <text:p text:style-name="P2">find . *.pas -exec sh -c “sed 's/TIntegerField/TLongIntField/' {} &gt; temp; mv temp {}” \;</text:p>
      <text:p text:style-name="P2">find . *.dfm -exec sh -c “sed 's/TIntegerField/TLongIntField/' {} &gt; temp; mv temp {}” \;</text:p>
      <text:list xml:id="list815824044" text:continue-numbering="true" text:style-name="L1">
        <text:list-item>
          <text:p text:style-name="P6">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list xml:id="list2058978943" text:continue-numbering="true" text:style-name="L1">
        <text:list-item>
          <text:p text:style-name="P6">The following bugs in the Free Pascal Bug Tracker (<text:a xlink:type="simple" xlink:href="http://bugs.freepascal.org/">http://bugs.freepascal.org</text:a>) may affect you enjoyment of IBX for Lazarus, and their status should be checked. In each case, the bug has a wider impact than just IBX as they affect all data aware applications:</text:p>
        </text:list-item>
      </text:list>
      <text:p text:style-name="P1">Bug Nos: 18944, 19021, 19164, 19166, 19167 and 19168</text:p>
      <text:h text:style-name="P9" text:outline-level="2">The IBX Components</text:h>
      <text:p text:style-name="P3">The purpose of IBX is to provide an implementation of the Delphi/Lazarus TDataset model providing a data source for Data Aware components and doing so by making direct use of the Firebird API. There is no middleware involved and the intent is to maximise performance.</text:p>
      <text:p text:style-name="P3">Firebird is an SQL database and a knowledge of SQL is generally necessary for all but basic use of IBX. IBX does not attempt to hide the SQL from the programmer. Indeed, it gives the programmer full use of SQL.</text:p>
      <text:p text:style-name="P3">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5">TIBDatabase</text:p>
          </table:table-cell>
          <table:table-cell table:style-name="Table1.A1" office:value-type="string">
            <text:p text:style-name="Table_20_Contents">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5">TIBTransaction</text:p>
          </table:table-cell>
          <table:table-cell table:style-name="Table1.A1" office:value-type="string">
            <text:p text:style-name="Table_20_Contents">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text:soft-page-break/>property.</text:p>
          </table:table-cell>
        </table:table-row>
        <table:table-row>
          <table:table-cell table:style-name="Table1.A1" office:value-type="string">
            <text:p text:style-name="P5">TIBQuery</text:p>
          </table:table-cell>
          <table:table-cell table:style-name="Table1.A1" office:value-type="string">
            <text:p text:style-name="P4">This component is a descendent of TDataset and generates the dataset from the results of an SQL query (Select statement or a Stored Procedure that returns a results set). The SQL query used is the value of 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5">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947300802" text:style-name="L2">
              <text:list-item>
                <text:p text:style-name="P11">Delete the current row in the results set</text:p>
              </text:list-item>
              <text:list-item>
                <text:p text:style-name="P11">To Refresh (from the database) the current row in the results set</text:p>
              </text:list-item>
              <text:list-item>
                <text:p text:style-name="P11">To update the current row in the database to match the (modified) values in the database</text:p>
              </text:list-item>
              <text:list-item>
                <text:p text:style-name="P11">To Insert a new row in the database.</text:p>
              </text:list-item>
            </text:list>
          </table:table-cell>
        </table:table-row>
        <table:table-row>
          <table:table-cell table:style-name="Table1.A1" office:value-type="string">
            <text:p text:style-name="P5">TIBDataSet</text:p>
          </table:table-cell>
          <table:table-cell table:style-name="Table1.A1" office:value-type="string">
            <text:p text:style-name="P4">This is also a TDataset descendent and combiines the functionality of TIBQuery and TIBUpdateSQL into a single component.</text:p>
            <text:p text:style-name="P4">Its properties must identify the database and the transaction used for executing the query.</text:p>
            <text:p text:style-name="Table_20_Contents">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5">TIBStoredProc</text:p>
          </table:table-cell>
          <table:table-cell table:style-name="Table1.A1" office:value-type="string">
            <text:p text:style-name="P4">This component is used to execute a stored procedure. Usu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5">TIBSQL</text:p>
          </table:table-cell>
          <table:table-cell table:style-name="Table1.A1" office:value-type="string">
            <text:p text:style-name="P4">This component is the basic SQL engine of IBX and is used internally by TIBQuery, TIBDataset and TIBStoredProc to perform SQL queries. It can be used directly by the programmer to effectively implement embedded SQL statements.</text:p>
            <text:p text:style-name="P4">Its properties must identify the database and the transaction used for executing the query.</text:p>
            <text:p text:style-name="Table_20_Contents">TIBSQL is essentially an object oriented encapsulation of the Firebird DSQL API. </text:p>
          </table:table-cell>
        </table:table-row>
        <table:table-row>
          <table:table-cell table:style-name="Table1.A1" office:value-type="string">
            <text:p text:style-name="P5"/>
          </table:table-cell>
          <table:table-cell table:style-name="Table1.A1" office:value-type="string">
            <text:p text:style-name="Table_20_Contents"/>
          </table:table-cell>
        </table:table-row>
        <text:soft-page-break/>
        <table:table-row>
          <table:table-cell table:style-name="Table1.A1" office:value-type="string">
            <text:p text:style-name="P5">TIBEvents</text:p>
          </table:table-cell>
          <table:table-cell table:style-name="Table1.A1" office:value-type="string">
            <text:p text:style-name="P4">One very useful feature of the Firebird Database is its ability to generate asynchronous “events” from a Stored Procedure or Trigger and which can then be acted upon by any active client that is listening on the event. Database clients can this act immediately on changes made by another client without needing to regularly query the database.</text:p>
            <text:p text:style-name="P4">The TIBEvents component is used to register for and receive Firebird Events. Up to 16 events can be waited upon simultaneous. The name of each event to be listened to is set in the component's Events property. If you need to wait on more than 16 events, then additional TIBEvents components can be used.</text:p>
            <text:p text:style-name="P4">The event notification is asynchronous and takes place at the end of the transaction in which the event was generated. A separate thread is created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5">TIBSQLMonitor</text:p>
          </table:table-cell>
          <table:table-cell table:style-name="Table1.A1" office:value-type="string">
            <text:p text:style-name="P4">This component supports debugging and performance tuning by allowing one process to monitor the SQL function calls in the same or another process (on the same system).</text:p>
            <text:p text:style-name="P4">The TIBDatabase trace flags determine which function calls can be traced with respect to its databae connection. However, a process only starts to broadcast its function calls after an explicit call to the IBSQLMonitor.EnableMonitoring procedure, and stops after a call to IBSQLMonitor.DisableMonitoring.</text:p>
            <text:p text:style-name="P4">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P4">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5">TIBTable</text:p>
          </table:table-cell>
          <table:table-cell table:style-name="Table1.A1" office:value-type="string">
            <text:p text:style-name="P4">This component provides a simple Tdataset descendent where the contents of the dataset are the same as a Database Table. This component is useful for very simple novice applications, but TIBDataset should normally be preferred.</text:p>
          </table:table-cell>
        </table:table-row>
        <table:table-row>
          <table:table-cell table:style-name="Table1.A1" office:value-type="string">
            <text:p text:style-name="P5">TIBExtract</text:p>
          </table:table-cell>
          <table:table-cell table:style-name="Table1.A1" office:value-type="string">
            <text:p text:style-name="P4">This component allows the extract of database metadata. It is part of the original IBX and has been retained for compatibility. However, the Firebird isql utlitity should normally used for this purpose.</text:p>
          </table:table-cell>
        </table:table-row>
        <text:soft-page-break/>
        <table:table-row>
          <table:table-cell table:style-name="Table1.A1" office:value-type="string">
            <text:p text:style-name="P5">TIBBatchMove</text:p>
          </table:table-cell>
          <table:table-cell table:style-name="Table1.A1" office:value-type="string">
            <text:p text:style-name="P4">This component supports a table to table copy from a source IBX dataset to a TIBTable.</text:p>
          </table:table-cell>
        </table:table-row>
      </table:table>
      <text:p text:style-name="P3">The Firebird Admin tab provides the Service API components. These support various server side functions including user password maintenance and database backup/restore.</text:p>
      <text:h text:style-name="P9" text:outline-level="2">Using the Property Editors</text:h>
      <text:p text:style-name="P3">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3">The editors follow the same basic scheme with a combo box in the left hand frame listing available tables and listboxes showing the columns and Primary Keys respectively for the currently selected table.</text:p>
      <text:p text:style-name="P3">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3">Double-clicking on a column name will cause that column name to be inserted in the SQL statement.</text:p>
      <text:p text:style-name="P3">The “Test” button can be used to test the current SQL statement for correctness. The error generated by the database engine, if any, will be returned.</text:p>
      <text:p text:style-name="Text_20_body">In typical use, the “Generate SQL” function provides an initial set of SQL statements that can be edited to suit the actual purpose. The “Test” function can be used to check correct syntax and avoids having to compile and run the program in order to test SQL correctness.</text:p>
      <text:h text:style-name="Heading_20_2" text:outline-level="2">Notes on the SQL Syntax</text:h>
      <text:p text:style-name="Text_20_body">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Text_20_body">In normal Firebird 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8">Select A.EMP_NO, A.FIRST_NAME, A.LAST_NAME, From EMPLOYEE A <text:line-break/>Where A.EMP_NO = :EMP_NO;</text:p>
      <text:p text:style-name="Text_20_body">is a parameterised select query where “:EMP_NO” is a parameter.</text:p>
      <text:p text:style-name="Text_20_body">For a select query, the parameter value must be specified before the query is activated. For example:</text:p>
      <text:p text:style-name="P8">IBQuery1.ParamByName('EMP_NO').AsInteger := 1;<text:line-break/>IBQuery1.Active := true;</text:p>
      <text:p text:style-name="Text_20_body"><text:soft-page-break/>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Text_20_body">In Update, Insert , Delete and Refresh queries, a different convention is used for determining parameter values. In the case, the before the query is executed, the parameter values are taken from the values of the dataset's fields with the same name as the parameter. For example, an Insert query thus inserts a new record with the column values set to the current field values.</text:p>
      <text:p text:style-name="Text_20_body">In the Refresh, Update and Delete queries, a Where clause is normally specified and this is usually specified to use the current values of the primary key fields, in order to select the current record. For example:</text:p>
      <text:p text:style-name="P8">Delete from EMPLOYEE Where EMP_NO = :EMP_NO;</text:p>
      <text:p text:style-name="Text_20_body">will delete the current record from the database.</text:p>
      <text:p text:style-name="Text_20_body">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8">Update EMPLOYEE Set EMP_NO = :EMP_NO, LAST_NAME = :LAST_NAME<text:line-break/>Where EMP_NO = :OLD_EMP_NO;</text:p>
      <text:p text:style-name="Text_20_body">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2" text:outline-level="2">Transactions</text:h>
      <text:p text:style-name="Text_20_body">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Text_20_body">In a simple application, you only need to include a TIBTransaction component with your application. The first dataset to be activated implicitly starts the transaction and, if, when it is deactivated, no other datasets are active, it will automatically commit the transaction. When the database is closed, the default action of the TIBTransaction is to commit all changes.</text:p>
      <text:p text:style-name="Text_20_body">In a more advanced applicatio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p text:style-name="Text_20_body">Note that when a transaction ends all datasets referencing the transaction are automatically deactivated. A new transaction has to be started and those datasets reactivated if they are to continue to be pop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21T17:35:42</meta:creation-date>
    <dc:date>2011-05-04T17:13:31</dc:date>
    <dc:creator>Tony Whyman</dc:creator>
    <meta:editing-duration>PT12H39M14S</meta:editing-duration>
    <meta:editing-cycles>29</meta:editing-cycles>
    <meta:generator>OpenOffice.org/3.2$Unix OpenOffice.org_project/320m12$Build-9483</meta:generator>
    <meta:document-statistic meta:table-count="1" meta:image-count="0" meta:object-count="0" meta:page-count="6" meta:paragraph-count="95" meta:word-count="2893" meta:character-count="17641"/>
  </office:meta>
</office:document-meta>
</file>